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Ubuntu" svg:font-family="Ubuntu"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icrosoft GothicNeo Light" svg:font-family="'Microsoft GothicNeo Light'"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List_20_Paragraph" style:list-style-name="WWNum1">
      <style:paragraph-properties fo:margin-top="0cm" fo:margin-bottom="0cm" loext:contextual-spacing="true" fo:line-height="150%" fo:text-align="justify" style:justify-single-word="false"/>
      <style:text-properties style:font-name="Ubuntu" officeooo:paragraph-rsid="0013424c"/>
    </style:style>
    <style:style style:name="P2" style:family="paragraph" style:parent-style-name="List_20_Paragraph" style:list-style-name="WWNum2">
      <style:paragraph-properties fo:margin-top="0cm" fo:margin-bottom="0cm" loext:contextual-spacing="true" fo:line-height="150%" fo:text-align="justify" style:justify-single-word="false"/>
      <style:text-properties style:font-name="Ubuntu" officeooo:paragraph-rsid="0013424c"/>
    </style:style>
    <style:style style:name="P3" style:family="paragraph" style:parent-style-name="List_20_Paragraph" style:list-style-name="WWNum3">
      <style:paragraph-properties fo:margin-top="0cm" fo:margin-bottom="0cm" loext:contextual-spacing="true" fo:line-height="150%"/>
      <style:text-properties style:font-name="Ubuntu" officeooo:paragraph-rsid="0013424c"/>
    </style:style>
    <style:style style:name="P4" style:family="paragraph" style:parent-style-name="List_20_Paragraph" style:list-style-name="WWNum4">
      <style:paragraph-properties fo:margin-top="0cm" fo:margin-bottom="0cm" loext:contextual-spacing="true" fo:line-height="150%"/>
      <style:text-properties style:font-name="Ubuntu" officeooo:paragraph-rsid="0013424c"/>
    </style:style>
    <style:style style:name="P5" style:family="paragraph" style:parent-style-name="Standard">
      <style:paragraph-properties fo:margin-top="0cm" fo:margin-bottom="0cm" loext:contextual-spacing="false" fo:line-height="150%" fo:text-align="justify" style:justify-single-word="false"/>
      <style:text-properties style:font-name="Ubuntu" officeooo:paragraph-rsid="0013424c"/>
    </style:style>
    <style:style style:name="P6" style:family="paragraph" style:parent-style-name="Standard">
      <style:paragraph-properties fo:margin-top="0cm" fo:margin-bottom="0cm" loext:contextual-spacing="false" fo:line-height="150%"/>
      <style:text-properties style:font-name="Ubuntu" officeooo:paragraph-rsid="0013424c"/>
    </style:style>
    <style:style style:name="P7" style:family="paragraph" style:parent-style-name="Standard">
      <style:paragraph-properties fo:margin-top="0cm" fo:margin-bottom="0cm" loext:contextual-spacing="false" fo:line-height="150%" fo:text-align="justify" style:justify-single-word="false"/>
      <style:text-properties style:font-name="Ubuntu" fo:font-size="12pt" officeooo:paragraph-rsid="0013424c" style:font-name-asian="Microsoft GothicNeo Light" style:font-size-asian="12pt" style:font-name-complex="Microsoft GothicNeo Light" style:font-size-complex="12pt"/>
    </style:style>
    <style:style style:name="P8" style:family="paragraph" style:parent-style-name="Standard">
      <style:paragraph-properties fo:margin-top="0cm" fo:margin-bottom="0cm" loext:contextual-spacing="false" fo:line-height="150%"/>
      <style:text-properties style:font-name="Ubuntu" fo:font-size="12pt" officeooo:paragraph-rsid="0013424c" style:font-name-asian="Microsoft GothicNeo Light" style:font-size-asian="12pt" style:font-name-complex="Microsoft GothicNeo Light" style:font-size-complex="12pt"/>
    </style:style>
    <style:style style:name="P9"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Ubuntu" officeooo:paragraph-rsid="0013424c"/>
    </style:style>
    <style:style style:name="T1" style:family="text">
      <style:text-properties fo:font-size="12pt" style:font-name-asian="Microsoft GothicNeo Light" style:font-size-asian="12pt" style:font-name-complex="Microsoft GothicNeo Light" style:font-size-complex="12pt"/>
    </style:style>
    <style:style style:name="T2" style:family="text">
      <style:text-properties fo:font-size="12pt" style:text-underline-style="solid" style:text-underline-width="auto" style:text-underline-color="font-color" style:font-name-asian="Microsoft GothicNeo Light" style:font-size-asian="12pt" style:font-name-complex="Microsoft GothicNeo Light" style:font-size-complex="12pt"/>
    </style:style>
    <style:style style:name="T3" style:family="text">
      <style:text-properties fo:font-size="12pt" fo:font-weight="bold" style:font-name-asian="Microsoft GothicNeo Light" style:font-size-asian="12pt" style:font-weight-asian="bold" style:font-name-complex="Microsoft GothicNeo Light" style:font-size-complex="12pt" style:font-weight-complex="bold"/>
    </style:style>
    <style:style style:name="T4" style:family="text">
      <style:text-properties fo:font-size="26pt" fo:font-weight="bold" style:font-name-asian="Microsoft GothicNeo Light" style:font-size-asian="26pt" style:font-weight-asian="bold" style:font-name-complex="Microsoft GothicNeo Light" style:font-size-complex="26pt" style:font-weight-complex="bold"/>
    </style:style>
    <style:style style:name="T5" style:family="text">
      <style:text-properties fo:font-size="16pt" fo:font-weight="bold" style:font-name-asian="Microsoft GothicNeo Light" style:font-size-asian="16pt" style:font-weight-asian="bold" style:font-name-complex="Microsoft GothicNeo Light" style:font-size-complex="16pt" style:font-weight-complex="bold"/>
    </style:style>
    <style:style style:name="T6" style:family="text">
      <style:text-properties fo:color="#ff0000" fo:font-size="12pt" style:font-name-asian="Microsoft GothicNeo Light" style:font-size-asian="12pt" style:font-name-complex="Microsoft GothicNeo Light" style:font-size-complex="12pt"/>
    </style:style>
    <style:style style:name="T7" style:family="text">
      <style:text-properties style:text-position="super 58%" fo:font-size="12pt" style:font-name-asian="Microsoft GothicNeo Light" style:font-size-asian="12pt" style:font-name-complex="Microsoft GothicNeo Ligh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4">Advanced Git</text:span></text:p>
      <text:p text:style-name="P5"><text:span text:style-name="T5">Interactive Rebase</text:span></text:p>
      <text:p text:style-name="P5"><text:span text:style-name="T1">A tool for optimizing and cleaning up your commit history. You can</text:span></text:p>
      <text:list xml:id="list1654322033" text:style-name="WWNum1">
        <text:list-item>
          <text:p text:style-name="P1"><text:span text:style-name="T1">Change a commit’s message</text:span></text:p>
        </text:list-item>
        <text:list-item>
          <text:p text:style-name="P1"><text:span text:style-name="T1">Delete commits</text:span></text:p>
        </text:list-item>
        <text:list-item>
          <text:p text:style-name="P1"><text:span text:style-name="T1">Reorder commits</text:span></text:p>
        </text:list-item>
        <text:list-item>
          <text:p text:style-name="P1"><text:span text:style-name="T1">Combine multiple commits into one</text:span></text:p>
        </text:list-item>
        <text:list-item>
          <text:p text:style-name="P1"><text:span text:style-name="T1">Edit / split an existing commit into multiple new ones</text:span></text:p>
        </text:list-item>
      </text:list>
      <text:p text:style-name="P5"><text:span text:style-name="T6">DO NOT use Interactive Rebase on commits that you’ve already pushed / shared on a remote repository</text:span></text:p>
      <text:p text:style-name="P5"><text:span text:style-name="T1">Instead, use it for cleaning up your </text:span><text:span text:style-name="T2">local commit history</text:span><text:span text:style-name="T1"> before merging it into a shared team branch.</text:span></text:p>
      <text:p text:style-name="P5"><text:span text:style-name="T3">Workflow</text:span></text:p>
      <text:p text:style-name="P5"><text:span text:style-name="T1">Step 1: How far back do you want to go? What should be the “base” commit?</text:span></text:p>
      <text:p text:style-name="P5"><text:span text:style-name="T1">Step 2: $ git rebase -i HEAD~3</text:span></text:p>
      <text:p text:style-name="P5"><text:span text:style-name="T1">Step 3: In the editor, only determine which actions you want to perform. Don’t change commit data in this step, yet.</text:span></text:p>
      <text:p text:style-name="P5"><text:span text:style-name="T1">Step 4: A new editor will pop up and will let you do the action that you chose.</text:span></text:p>
      <text:p text:style-name="P7"/>
      <text:p text:style-name="P5"><text:span text:style-name="T5">Cherry Picking</text:span></text:p>
      <text:p text:style-name="P5"><text:span text:style-name="T1">Integrating Single, Specific Commits.</text:span></text:p>
      <text:p text:style-name="P5"><text:span text:style-name="T1">Cherry-pick allows you to select individual commits to be integrated using their commit hash.</text:span></text:p>
      <text:p text:style-name="P5"><text:span text:style-name="T3">Workflow</text:span></text:p>
      <text:p text:style-name="P5"><text:span text:style-name="T1">Step 1: Checkout the branch where you want to integrate those specific commits</text:span></text:p>
      <text:p text:style-name="P5"><text:span text:style-name="T1">Step 2: git cherry-pick &lt;commit_hash&gt;</text:span></text:p>
      <text:p text:style-name="P7"/>
      <text:p text:style-name="P5"><text:span text:style-name="T5">Reflog</text:span></text:p>
      <text:p text:style-name="P5"><text:span text:style-name="T1">A protocol of HEAD pointer movements.</text:span></text:p>
      <text:p text:style-name="P5"><text:span text:style-name="T1">Consider a situation:</text:span></text:p>
      <text:list xml:id="list1025043194" text:style-name="WWNum2">
        <text:list-item>
          <text:p text:style-name="P2"><text:span text:style-name="T1">You think you want to get rid of some commits</text:span></text:p>
        </text:list-item>
        <text:list-item>
          <text:p text:style-name="P2"><text:span text:style-name="T1">You use “git reset”</text:span></text:p>
        </text:list-item>
        <text:list-item>
          <text:p text:style-name="P2"><text:span text:style-name="T1">After 5 minutes, you notice that it was a bad idea</text:span></text:p>
        </text:list-item>
        <text:list-item>
          <text:p text:style-name="P2"><text:span text:style-name="T1">Panik</text:span></text:p>
          <text:p text:style-name="P2"><text:span text:style-name="T1"/></text:p>
        </text:list-item>
      </text:list>
      <text:p text:style-name="P6"><text:soft-page-break/><text:span text:style-name="T3">Recovering Deleted Commits – Workflow</text:span></text:p>
      <text:p text:style-name="P6"><text:span text:style-name="T1">Step 1: git reflog</text:span></text:p>
      <text:p text:style-name="P6"><text:span text:style-name="T1">Step 2: Check which state of the repo you want to get to</text:span></text:p>
      <text:p text:style-name="P6"><text:span text:style-name="T1">Step 3: git branch &lt;some_new_branch&gt; &lt;commit_hash_of_the_state&gt;</text:span></text:p>
      <text:p text:style-name="P6"><text:span text:style-name="T1">Consider one more situation:</text:span></text:p>
      <text:list xml:id="list901186228" text:style-name="WWNum3">
        <text:list-item>
          <text:p text:style-name="P3"><text:span text:style-name="T1">You think you don’t need a feature branch anymore</text:span></text:p>
        </text:list-item>
        <text:list-item>
          <text:p text:style-name="P3"><text:span text:style-name="T1">You delete it</text:span></text:p>
        </text:list-item>
        <text:list-item>
          <text:p text:style-name="P3"><text:span text:style-name="T1">After 5 minutes, you notice that it was a bad idea</text:span></text:p>
        </text:list-item>
        <text:list-item>
          <text:p text:style-name="P3"><text:span text:style-name="T1">Panik</text:span></text:p>
        </text:list-item>
      </text:list>
      <text:p text:style-name="P8"/>
      <text:p text:style-name="P6"><text:span text:style-name="T3">Recovering Deleted Branches – Workflow</text:span></text:p>
      <text:p text:style-name="P6"><text:span text:style-name="T1">Step 1: git reflog</text:span></text:p>
      <text:p text:style-name="P6"><text:span text:style-name="T1">Step 2: Check which state of the repo you want to get to</text:span></text:p>
      <text:p text:style-name="P6"><text:span text:style-name="T1">Step 3: git branch &lt;some_new_branch&gt; &lt;commit_hash_of_state&gt;</text:span></text:p>
      <text:p text:style-name="P8"/>
      <text:p text:style-name="P6"><text:span text:style-name="T5">Submodules</text:span></text:p>
      <text:p text:style-name="P6"><text:span text:style-name="T1">Consider a situation where you want some external library / third-party code in your project. So, you download that file and copy and paste it in your project repo. The downsides of doing this is that you are mixing external code with your own files and later in time if you want to update that external code, you will have to manually do that. This is small brain.</text:span></text:p>
      <text:p text:style-name="P6"><text:span text:style-name="T1">A </text:span><text:span text:style-name="T3">Submodule </text:span><text:span text:style-name="T1">is a git repository inside a git repository.</text:span></text:p>
      <text:p text:style-name="P6"><text:span text:style-name="T3">Workflow:</text:span></text:p>
      <text:p text:style-name="P6"><text:span text:style-name="T1">Step 1: Create a “lib” folder or something so that the external code is neatly separated from our code</text:span></text:p>
      <text:p text:style-name="P6"><text:span text:style-name="T1">Step 2: git submodule add &lt;remote_repo_url&gt;</text:span></text:p>
      <text:p text:style-name="P6"><text:span text:style-name="T1">This will create a “.gitmodules” file in our repository.</text:span></text:p>
      <text:p text:style-name="P6"><text:span text:style-name="T1">Step 3: Carry on with your project</text:span></text:p>
      <text:p text:style-name="P8"/>
      <text:p text:style-name="P6"><text:span text:style-name="T5">Search and Find</text:span></text:p>
      <text:p text:style-name="P6"><text:span text:style-name="T1">Filtering your commit history. You can filter:</text:span></text:p>
      <text:list xml:id="list1250711589" text:style-name="WWNum4">
        <text:list-item>
          <text:p text:style-name="P4"><text:span text:style-name="T1">By date<text:tab/>--before / --after</text:span></text:p>
        </text:list-item>
        <text:list-item>
          <text:p text:style-name="P4"><text:span text:style-name="T1">By message<text:tab/>--grep</text:span></text:p>
        </text:list-item>
        <text:list-item>
          <text:p text:style-name="P4"><text:span text:style-name="T1">By author<text:tab/>--author</text:span></text:p>
        </text:list-item>
        <text:list-item>
          <text:p text:style-name="P4"><text:span text:style-name="T1">By file<text:tab/><text:tab/>--&lt;filename&gt;</text:span></text:p>
        </text:list-item>
        <text:list-item>
          <text:p text:style-name="P4"><text:span text:style-name="T1">By branch<text:tab/>&lt;branch-A&gt;</text:span></text:p>
          <text:p text:style-name="P4"><text:soft-page-break/><text:span text:style-name="T1"/></text:p>
        </text:list-item>
      </text:list>
      <text:p text:style-name="P6"><text:span text:style-name="T3">Search log after a particular date</text:span></text:p>
      <text:p text:style-name="P6"><text:span text:style-name="T1">git log –-after=”2021-8-2” (show all logs after August 2</text:span><text:span text:style-name="T7">nd</text:span><text:span text:style-name="T1">)</text:span></text:p>
      <text:p text:style-name="P6"><text:span text:style-name="T3">Search for a particular pattern in the logs</text:span></text:p>
      <text:p text:style-name="P6"><text:span text:style-name="T1">git log –-grep=”refactor”</text:span></text:p>
      <text:p text:style-name="P6"><text:span text:style-name="T3">Search for a log by a certain author</text:span></text:p>
      <text:p text:style-name="P6"><text:span text:style-name="T1">git log --author=”Keanu Reeves”</text:span></text:p>
      <text:p text:style-name="P6"><text:span text:style-name="T3">Search logs by filename</text:span></text:p>
      <text:p text:style-name="P6"><text:span text:style-name="T1">git log -– README.md</text:span></text:p>
      <text:p text:style-name="P6"><text:span text:style-name="T3">Search logs by branch</text:span></text:p>
      <text:p text:style-name="P6"><text:span text:style-name="T1">git log feature/login..main (shows all logs which are in main but not in feature branch)</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Ubuntu" svg:font-family="Ubuntu"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icrosoft GothicNeo Light" svg:font-family="'Microsoft GothicNeo Light'"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6cm" fo:margin-bottom="1.6cm" fo:margin-left="1.6cm" fo:margin-right="1.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4T00:05:05.438787650</meta:creation-date>
    <dc:date>2022-05-24T00:06:53.434907437</dc:date>
    <meta:editing-duration>PT1M48S</meta:editing-duration>
    <meta:editing-cycles>1</meta:editing-cycles>
    <meta:document-statistic meta:table-count="0" meta:image-count="0" meta:object-count="0" meta:page-count="3" meta:paragraph-count="66" meta:word-count="531" meta:character-count="2933" meta:non-whitespace-character-count="2489"/>
    <meta:generator>LibreOffice/6.4.7.2$Linux_X86_64 LibreOffice_project/40$Build-2</meta:generator>
  </office:meta>
</office:document-meta>
</file>